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justify" fo:margin-bottom="10.00pt"/>
    </style:style>
    <style:style style:name="P3" style:family="paragraph">
      <style:paragraph-properties fo:line-height="115.00%" fo:text-align="center" fo:margin-bottom="10.00pt"/>
    </style:style>
    <style:style style:name="P4" style:family="paragraph">
      <style:paragraph-properties fo:line-height="115.00%" fo:text-align="justify" fo:margin-bottom="10.00pt"/>
    </style:style>
    <style:style style:name="P5" style:family="paragraph">
      <style:paragraph-properties fo:line-height="115.00%" fo:text-align="center" fo:margin-bottom="10.00pt"/>
    </style:style>
    <style:style style:name="P6" style:family="paragraph">
      <style:paragraph-properties fo:line-height="115.00%" fo:text-align="justify" fo:margin-bottom="10.00pt"/>
    </style:style>
    <style:style style:name="P7" style:family="paragraph">
      <style:paragraph-properties fo:line-height="115.00%" fo:text-align="center" fo:margin-bottom="10.00pt"/>
    </style:style>
    <style:style style:name="P8" style:family="paragraph">
      <style:paragraph-properties fo:line-height="115.00%" fo:text-align="justify" fo:margin-bottom="10.00pt"/>
    </style:style>
    <style:style style:name="P9" style:family="paragraph">
      <style:paragraph-properties fo:line-height="115.00%" fo:text-align="center" fo:margin-bottom="10.00pt"/>
    </style:style>
    <style:style style:name="P10" style:family="paragraph">
      <style:paragraph-properties fo:line-height="115.00%" fo:text-align="justify" fo:margin-bottom="10.00pt"/>
    </style:style>
    <style:style style:name="P11" style:family="paragraph">
      <style:paragraph-properties fo:line-height="115.00%" fo:text-align="center" fo:margin-bottom="10.00pt"/>
    </style:style>
    <style:style style:name="P12" style:family="paragraph">
      <style:paragraph-properties fo:line-height="115.00%" fo:text-align="justify" fo:margin-bottom="10.00pt"/>
    </style:style>
    <style:style style:name="P13" style:family="paragraph">
      <style:paragraph-properties fo:line-height="115.00%" fo:text-align="center" fo:margin-bottom="10.00pt"/>
    </style:style>
    <style:style style:name="P14" style:family="paragraph">
      <style:paragraph-properties fo:line-height="115.00%" fo:text-align="justify" fo:margin-bottom="10.00pt"/>
    </style:style>
    <style:style style:name="P15" style:family="paragraph">
      <style:paragraph-properties fo:line-height="115.00%" fo:text-align="center" fo:margin-bottom="10.00pt"/>
    </style:style>
    <style:style style:name="P16" style:family="paragraph">
      <style:paragraph-properties fo:line-height="115.00%" fo:text-align="justify" fo:margin-bottom="10.00pt"/>
    </style:style>
    <style:style style:name="P17" style:family="paragraph">
      <style:paragraph-properties fo:line-height="115.00%" fo:text-align="center" fo:margin-bottom="10.00pt"/>
    </style:style>
    <style:style style:name="P18" style:family="paragraph">
      <style:paragraph-properties fo:line-height="115.00%" fo:text-align="justify" fo:margin-bottom="10.00pt"/>
    </style:style>
    <style:style style:name="P19" style:family="paragraph">
      <style:paragraph-properties fo:line-height="115.00%" fo:text-align="center" fo:margin-bottom="10.00pt"/>
    </style:style>
    <style:style style:name="P20" style:family="paragraph">
      <style:paragraph-properties fo:line-height="115.00%" fo:text-align="justify" fo:margin-bottom="10.00pt"/>
    </style:style>
    <style:style style:name="P21" style:family="paragraph">
      <style:paragraph-properties fo:line-height="100.00%" fo:text-align="justify" fo:margin-bottom="10.00pt"/>
    </style:style>
    <style:style style:name="P22" style:family="paragraph">
      <style:paragraph-properties fo:line-height="115.00%" fo:text-align="justify" fo:margin-bottom="10.00pt"/>
    </style:style>
    <style:style style:name="P23" style:family="paragraph">
      <style:paragraph-properties fo:line-height="115.00%" fo:text-align="center" fo:margin-bottom="10.00pt"/>
    </style:style>
    <style:style style:name="P24" style:family="paragraph">
      <style:paragraph-properties fo:line-height="115.00%" fo:text-align="justify" fo:margin-bottom="10.00pt"/>
    </style:style>
    <style:style style:name="P25" style:family="paragraph">
      <style:paragraph-properties fo:line-height="100.00%" fo:text-align="justify" fo:margin-bottom="10.00pt"/>
    </style:style>
    <style:style style:name="P26" style:family="paragraph">
      <style:paragraph-properties fo:line-height="100.00%" fo:text-align="center" fo:margin-bottom="10.00pt"/>
    </style:style>
    <style:style style:name="P27" style:family="paragraph">
      <style:paragraph-properties fo:line-height="100.00%" fo:text-align="justify" fo:margin-bottom="10.00pt"/>
    </style:style>
    <style:style style:name="P28" style:family="paragraph">
      <style:paragraph-properties fo:line-height="100.00%" fo:text-align="center" fo:margin-bottom="10.00pt"/>
    </style:style>
    <style:style style:name="P29" style:family="paragraph">
      <style:paragraph-properties fo:line-height="100.00%" fo:text-align="justify" fo:margin-bottom="10.00pt"/>
    </style:style>
    <style:style style:name="P30" style:family="paragraph">
      <style:paragraph-properties fo:line-height="115.00%" fo:text-align="justify" fo:margin-bottom="10.00pt"/>
    </style:style>
  </office:automatic-styles>
  <office:body>
    <office:text>
      <text:p text:style-name="P1"><text:span text:style-name="T1">MANUAL TECNICO</text:span></text:p>
      <text:p text:style-name="P2"><text:span text:style-name="T1">El software fue hecho, probado y ejecutado en el IDE<text:s text:c="2"/>Netbeans en el lenguaje de java version 8, es posible usarse con netbeans 8.1 o superior y es aplicable para cualquier equipo que posea como minimo 2 GB de memoria RAM.</text:span></text:p>
      <text:p text:style-name="P2"><text:span text:style-name="T2">El software que se desarrollo es un manejador de paquetes, es decir este software permitira la creacion de usuarios y clientes, asi como la creacion de destinos rutas y puntos de control.<text:tab/> Este software contiene cinco paquetes principales que se describiran a continuacion.</text:span></text:p>
      <text:p text:style-name="P2"><text:span text:style-name="T2"/></text:p>
      <text:p text:style-name="P3"><text:span text:style-name="T3">PAQUETE IMAGENES</text:span></text:p>
      <text:p text:style-name="P4"><text:span text:style-name="T3">Este paquete contiene todos los iconos utilizados para darle una apariencia mas atractiva para el usuario.</text:span></text:p>
      <text:p text:style-name="P5"><text:span text:style-name="T3">PAQUETE MODELS</text:span></text:p>
      <text:p text:style-name="P6"><text:span text:style-name="T3">Este paquete contiene todas la entidades que se usan para el manejo de los datos con la base de datos, dentro de este paquete encontramos las siguientes clases;</text:span></text:p>
      <text:p text:style-name="P6"><text:span text:style-name="T3"><text:tab/>CLASE USUARIO.</text:span></text:p>
      <text:p text:style-name="P6"><text:span text:style-name="T3"><text:tab/>CLASE CLIENTE.</text:span></text:p>
      <text:p text:style-name="P6"><text:span text:style-name="T3"><text:tab/>CLASE DESTINO.</text:span></text:p>
      <text:p text:style-name="P6"><text:span text:style-name="T3"><text:tab/>CLASE PAQUETE.</text:span></text:p>
      <text:p text:style-name="P6"><text:span text:style-name="T3"><text:tab/>CLASE PUNTO DE CONTROL.</text:span></text:p>
      <text:p text:style-name="P6"><text:span text:style-name="T3"><text:tab/>CLASE RUTA.</text:span></text:p>
      <text:p text:style-name="P6"><text:span text:style-name="T3">Estas clases son las que utilizamos para poder guardar y recuperar datos de la base de datos.</text:span></text:p>
      <text:p text:style-name="P7"><text:span text:style-name="T3">PAQUETE SQL</text:span></text:p>
      <text:p text:style-name="P8"><text:span text:style-name="T3">Este paquete contiene toda las clases utilizadas para poder manipular la base de datos con la interfaz de usuario, las clases que contiene este paquete son"</text:span></text:p>
      <text:p text:style-name="P8"><text:span text:style-name="T3"><text:tab/>CLASE ACTUALIZAR DATOS: Esta clase contiene metodos estaticos utilizados para <text:tab/>cambiar <text:tab/>valores dentro de la base de datos.</text:span></text:p>
      <text:p text:style-name="P8"><text:span text:style-name="T3"><text:tab/>CLASE CONEXION: Esta clase la utilizamos para abrir y cerrar la conexion de la base de <text:tab/>datos.</text:span></text:p>
      <text:p text:style-name="P8"><text:span text:style-name="T3"><text:tab/>CLASE MANEJO PAQUETES: Esta clase contiene metodos estaticos que son los utilizados <text:tab/><text:tab/>en el manejo de las colas, de bodega y puntos de control.</text:span></text:p>
      <text:p text:style-name="P8"><text:span text:style-name="T3"><text:tab/>CLASE MANEJO TABLA: Esta clase contiene un unico metodo "Mostrar tabla" que recibe<text:tab/><text:tab/>como parametros un jtable, este parametro es necesario para enviarle los valores a la <text:tab/><text:tab/>tabla donde necesitemos mostrar informacion, recibe tambien un int consulta que es el <text:tab/><text:tab/>utilizado para indicar que query vamos a ejecutar y un parametro nombre que es utilizado<text:tab/><text:tab/>para realizar busquedas.</text:span></text:p>
      <text:p text:style-name="P8"><text:span text:style-name="T3"><text:tab/>CLASE OBTENER DATOS: Esta clase contiene metodos estaticos utilizados para recuperar <text:tab/><text:tab/>datos necesarios de la base de datos.</text:span></text:p>
      <text:p text:style-name="P8"><text:span text:style-name="T3"><text:tab/>REGISTRO USUARIO.</text:span></text:p>
      <text:p text:style-name="P8"><text:span text:style-name="T3"><text:tab/>REGISTRO CLIENTE.</text:span></text:p>
      <text:p text:style-name="P8"><text:span text:style-name="T3"><text:tab/>REGISTRO RUTA.</text:span></text:p>
      <text:p text:style-name="P8"><text:span text:style-name="T3"><text:tab/>REGISTRO PAQUETE.</text:span></text:p>
      <text:p text:style-name="P8"><text:span text:style-name="T3"><text:tab/>REGISTRO DESTINO.</text:span></text:p>
      <text:p text:style-name="P8"><text:span text:style-name="T3"><text:tab/>REGISTRO PUNTO DE CONTROL.</text:span></text:p>
      <text:p text:style-name="P8"><text:span text:style-name="T3"><text:tab/>Estas clases nos sirven para persistir los datos obtenidos en la interfaz en la base de datos.</text:span></text:p>
      <text:p text:style-name="P8"><text:span text:style-name="T3"><text:tab/>CLASE VERIFICAR EXISTENCIA: Esta clase contiene metodos estaticos que nos verifican <text:tab/><text:tab/>si ya existen rutas, usuarios, clientes, etc.</text:span></text:p>
      <text:p text:style-name="P9"><text:span text:style-name="T3"><text:tab/>PAQUETE UI</text:span></text:p>
      <text:p text:style-name="P10"><text:span text:style-name="T3">Este paquete contiene un jrame que es la vista del login y un jpanel que seria el que se muestra al abrir cualquier otra pantalla.</text:span></text:p>
      <text:p text:style-name="P11"><text:span text:style-name="T3">PAQUETE UI.ADMIN</text:span></text:p>
      <text:p text:style-name="P12"><text:span text:style-name="T3">Este paquete contiene la pantalla principal del administrador, es pantalla contiene los botones: crear usuario, editar usuario. desactivar y activar usuario, nuevo destino, nueva ruta, tarifa operacion, tarifa por libra, tarifa destino y tarifa prioridad.</text:span></text:p>
      <text:p text:style-name="P13"><text:span text:style-name="T3">PAQUETE UI.OPERADOR</text:span></text:p>
      <text:p text:style-name="P14"><text:span text:style-name="T3">Este paquete contiene la pantalla principal del operador la que unicamente contiene una unica pantalla que seria la principal para el moviento de paquetes entre puntos de control.</text:span></text:p>
      <text:p text:style-name="P15"><text:span text:style-name="T3">PAQUETE UI.RECEPCIONISTA</text:span></text:p>
      <text:p text:style-name="P16"><text:span text:style-name="T3">Este paquete contiene la pantalla principal del recepcionista esta pantalla principal contiene una tabla donde se muestran todos los paquetes que estan el destino pero el cliente aun no lo retira, contiene los botones inicio, recepcion de paquetes, entrega de paquetes, localizar paquete y editar cliente.</text:span></text:p>
      <text:p text:style-name="P17"><text:span text:style-name="T3">ANALISIS DE REQUERIMIENTOS</text:span></text:p>
      <text:p text:style-name="P18"><text:span text:style-name="T3">Se requiere que el sistema controle usuarios por jeraquias, asi como tambien controle que unicamente los usuarios de x jerarquia puedan ver lo que les corresponda y no ver algo que no les pertenezca, la jerarquia de usuarios esta divida en 3 tipos: administrador, operador y recepcionista.</text:span></text:p>
      <text:p text:style-name="P18"><text:span text:style-name="T3">Se neceista que cada uno de estos usuarios posea un identificador unico y una contrasena para asi poder ingresar al sistema y realizar las actividades designadas a estos.</text:span></text:p>
      <text:p text:style-name="P18"><text:span text:style-name="T3">Se requiere que un usuario de la mayor jerarquia posible pueda modificar el sistema, que pueda agregar otros usuarios de la misma jerarquia o una menor, que pueda crear destinos, rutas y puntos de control asi como tambien asignar tarifas que seran necesarias para el correcto funcionamiento de la aplicacion.</text:span></text:p>
      <text:p text:style-name="P18"><text:span text:style-name="T3">Se necesita poder desactivar usuarios para que estos no puedan volver a ingresar al sistema hasta que vuelvan a ser activados por algun usuario administrador.</text:span></text:p>
      <text:p text:style-name="P18"><text:span text:style-name="T3">Se necesita poder crear destinos, esto con el fin de poder asignarlos a las rutas al momento de la creacion de estas.</text:span></text:p>
      <text:p text:style-name="P18"><text:span text:style-name="T3">Se requiere que al momento de crear una ruta se le asigne un destino y por lo menos un punto de control para la revision de paquetes.</text:span></text:p>
      <text:p text:style-name="P18"><text:span text:style-name="T3">Se requiere que cualquier usuario puede cerrar la sesion iniciada, para que otro usuario pueda iniciar sesion y hacer sus actividades correspondientes.</text:span></text:p>
      <text:p text:style-name="P18"><text:span text:style-name="T3">Se requiere que un usuario de tipo recepcionista pueda crear un cliente si este no existe.</text:span></text:p>
      <text:p text:style-name="P18"><text:span text:style-name="T3">Se necesita que el software muestre los datos de un cliente si este ya existe dentro del sistema.</text:span></text:p>
      <text:p text:style-name="P18"><text:span text:style-name="T3">Se necesita que le recepcionista pueda captar los paquetes del cliente, obteniendo datos importantes como nit de quien envia el paquete,peso del paquete, tarifas asignadas al paquete, hacia que destino va el paquete.</text:span></text:p>
      <text:p text:style-name="P18"><text:span text:style-name="T3">Cada paquete necesita guardar informacion como tarifa de operacion, tarifa de destino. tarifa por libra, trarifa de prioridad, esto es necesario por si en algun momento estas tarifas son cambiadas, asi unicamente se afectaran a los nuevos paquetes y no a los que ya estan registrados en el sistema.</text:span></text:p>
      <text:p text:style-name="P18"><text:span text:style-name="T3">Al momento de recibir dichos paquetes es necesario mostrarle al cliente cuanto gastara en total por cada paquete que fue enviado.</text:span></text:p>
      <text:p text:style-name="P18"><text:span text:style-name="T3">Se requiere que el recepcionista pueda entregarle sus paquetes al cliente cuando este llega a su destino. </text:span></text:p>
      <text:p text:style-name="P18"><text:span text:style-name="T3">El recepcionista puede ver la localizacion de un paquete, es decir en que punto de control se encuentra y cuanto tiempo lleva en ruta.</text:span></text:p>
      <text:p text:style-name="P18"><text:span text:style-name="T3">Se necesita que el software le permita a los usuarios de tipo operador poder ver los puntos de control que este tiene asignado y asi poder mover la cola de paquetes de dichos puntos de control.</text:span></text:p>
      <text:p text:style-name="P18"><text:span text:style-name="T4">Es necesario que el software sea capaz de resistir los errores que un usario pueda cometer y notificarle que es lo que ha hecho mal.</text:span></text:p>
      <text:p text:style-name="P19"><text:span text:style-name="T4">DIAGRAMA ENTIDAD-RELACION</text:span><text:span text:style-name="T5"/></text:p>
      <text:p text:style-name="P20"><text:span text:style-name="T6"/></text:p>
      <text:p text:style-name="P21"><draw:frame text:anchor-type="as-char" svg:width="152.40mm" svg:height="115.15mm" style:rel-width="scale" style:rel-height="scale"><draw:object-ole xlink:href="OleObj1"/><draw:image xlink:href="ObjectReplacements/OleObj1"/></draw:frame><text:span text:style-name="T6"/></text:p>
      <text:p text:style-name="P22"><text:span text:style-name="T6"/></text:p>
      <text:p text:style-name="P22"><text:span text:style-name="T6"/></text:p>
      <text:p text:style-name="P23"><text:span text:style-name="T6">DIAGRAMA DE TABLAS</text:span></text:p>
      <text:p text:style-name="P24"><text:span text:style-name="T6"/></text:p>
      <text:p text:style-name="P24"><text:span text:style-name="T7"><text:tab/></text:span></text:p>
      <text:p text:style-name="P25"><draw:frame text:anchor-type="as-char" svg:width="152.40mm" svg:height="178.65mm" style:rel-width="scale" style:rel-height="scale"><draw:object-ole xlink:href="OleObj2"/><draw:image xlink:href="ObjectReplacements/OleObj2"/></draw:frame><text:span text:style-name="T7"/></text:p>
      <text:p text:style-name="P25"><text:span text:style-name="T7"/></text:p>
      <text:p text:style-name="P26"><text:span text:style-name="T7">MAPEO FISICO DE LA BASE DE DATOS</text:span></text:p>
      <text:p text:style-name="P27"><text:span text:style-name="T7">DROP SCHEMA CONTROL_PAQUETES;</text:span></text:p>
      <text:p text:style-name="P27"><text:span text:style-name="T7"/></text:p>
      <text:p text:style-name="P27"><text:span text:style-name="T7">CREATE SCHEMA IF NOT EXISTS CONTROL_PAQUETES;</text:span></text:p>
      <text:p text:style-name="P27"><text:span text:style-name="T7"/></text:p>
      <text:p text:style-name="P27"><text:span text:style-name="T7">USE CONTROL_PAQUETES;</text:span></text:p>
      <text:p text:style-name="P27"><text:span text:style-name="T7"/></text:p>
      <text:p text:style-name="P27"><text:span text:style-name="T7">CREATE TABLE CUOTAS_PAQUETES(</text:span></text:p>
      <text:p text:style-name="P27"><text:span text:style-name="T7">id_cuota INT NOT NULL AUTO_INCREMENT,</text:span></text:p>
      <text:p text:style-name="P27"><text:span text:style-name="T7">precio_libra DOUBLE ,</text:span></text:p>
      <text:p text:style-name="P27"><text:span text:style-name="T7">tarifa_prioridad DOUBLE,</text:span></text:p>
      <text:p text:style-name="P27"><text:span text:style-name="T7">fecha DATE NOT NULL,</text:span></text:p>
      <text:p text:style-name="P27"><text:span text:style-name="T7">CONSTRAINT PK_CUOTA_PAQUETE PRIMARY KEY(Id_Cuota)</text:span></text:p>
      <text:p text:style-name="P27"><text:span text:style-name="T7">);</text:span></text:p>
      <text:p text:style-name="P27"><text:span text:style-name="T7"/></text:p>
      <text:p text:style-name="P27"><text:span text:style-name="T7">CREATE TABLE CUOTAS_PUNTO_CONTROL(</text:span></text:p>
      <text:p text:style-name="P27"><text:span text:style-name="T7">id_cuota INT NOT NULL AUTO_INCREMENT,</text:span></text:p>
      <text:p text:style-name="P27"><text:span text:style-name="T7">tarifa_operacion DOUBLE NOT NULL,</text:span></text:p>
      <text:p text:style-name="P27"><text:span text:style-name="T7">fecha DATE NOT NULL,</text:span></text:p>
      <text:p text:style-name="P27"><text:span text:style-name="T7">CONSTRAINT PK_CUOTA_PAQUETE PRIMARY KEY(Id_Cuota)</text:span></text:p>
      <text:p text:style-name="P27"><text:span text:style-name="T7">);</text:span></text:p>
      <text:p text:style-name="P27"><text:span text:style-name="T7"/></text:p>
      <text:p text:style-name="P27"><text:span text:style-name="T7">CREATE TABLE USUARIO(</text:span></text:p>
      <text:p text:style-name="P27"><text:span text:style-name="T7">Usuario VARCHAR(30) NOT NULL,</text:span></text:p>
      <text:p text:style-name="P27"><text:span text:style-name="T7">Contrasena VARCHAR(25) NOT NULL,</text:span></text:p>
      <text:p text:style-name="P27"><text:span text:style-name="T7">Tipo INT NOT NULL,</text:span></text:p>
      <text:p text:style-name="P27"><text:span text:style-name="T7">Estado VARCHAR (10) NOT NULL,</text:span></text:p>
      <text:p text:style-name="P27"><text:span text:style-name="T7">Nombre VARCHAR(30) NOT NULL,</text:span></text:p>
      <text:p text:style-name="P27"><text:span text:style-name="T7">Apellido VARCHAR(30) NOT NULL,</text:span></text:p>
      <text:p text:style-name="P27"><text:span text:style-name="T7">CONSTRAINT PK_USUARIO PRIMARY KEY(Usuario)</text:span></text:p>
      <text:p text:style-name="P27"><text:span text:style-name="T7">);</text:span></text:p>
      <text:p text:style-name="P27"><text:span text:style-name="T7"/></text:p>
      <text:p text:style-name="P27"><text:span text:style-name="T7">CREATE TABLE CLIENTE(</text:span></text:p>
      <text:p text:style-name="P27"><text:span text:style-name="T7">Nombre VARCHAR(30) NOT NULL,</text:span></text:p>
      <text:p text:style-name="P27"><text:span text:style-name="T7">Nit INT NOT NULL,</text:span></text:p>
      <text:p text:style-name="P27"><text:span text:style-name="T7">Telefono INT,</text:span></text:p>
      <text:p text:style-name="P27"><text:span text:style-name="T7">Direccion VARCHAR(30),</text:span></text:p>
      <text:p text:style-name="P27"><text:span text:style-name="T7">CONSTRAINT PK_CLIENTE PRIMARY KEY(Nit)</text:span></text:p>
      <text:p text:style-name="P27"><text:span text:style-name="T7">);</text:span></text:p>
      <text:p text:style-name="P27"><text:span text:style-name="T7"/></text:p>
      <text:p text:style-name="P27"><text:span text:style-name="T7">CREATE TABLE DESTINO(</text:span></text:p>
      <text:p text:style-name="P27"><text:span text:style-name="T7">nombre_destino VARCHAR(30) NOT NULL,</text:span></text:p>
      <text:p text:style-name="P27"><text:span text:style-name="T7">cuota_destino DOUBLE NOT NULL,</text:span></text:p>
      <text:p text:style-name="P27"><text:span text:style-name="T7">CONSTRAINT PK_DESTINO PRIMARY KEY(Nombre_Destino)</text:span></text:p>
      <text:p text:style-name="P27"><text:span text:style-name="T7">);</text:span></text:p>
      <text:p text:style-name="P27"><text:span text:style-name="T7"/></text:p>
      <text:p text:style-name="P27"><text:span text:style-name="T7"/></text:p>
      <text:p text:style-name="P27"><text:span text:style-name="T7">CREATE TABLE RUTA(</text:span></text:p>
      <text:p text:style-name="P27"><text:span text:style-name="T7">Nombre VARCHAR(30) NOT NULL,</text:span></text:p>
      <text:p text:style-name="P27"><text:span text:style-name="T7">Estado VARCHAR(10) NOT NULL,</text:span></text:p>
      <text:p text:style-name="P27"><text:span text:style-name="T7">Destino VARCHAR(30) NOT NULL,</text:span></text:p>
      <text:p text:style-name="P27"><text:span text:style-name="T7">CONSTRAINT PK_RUTA PRIMARY KEY (Nombre),</text:span></text:p>
      <text:p text:style-name="P27"><text:span text:style-name="T7">CONSTRAINT FK_DESTINO_IN_RUTA FOREIGN KEY (Destino) REFERENCES DESTINO(Nombre_Destino)</text:span></text:p>
      <text:p text:style-name="P27"><text:span text:style-name="T7">);</text:span></text:p>
      <text:p text:style-name="P27"><text:span text:style-name="T7"/></text:p>
      <text:p text:style-name="P27"><text:span text:style-name="T7">CREATE TABLE PUNTO_DE_CONTROL(</text:span></text:p>
      <text:p text:style-name="P27"><text:span text:style-name="T7">id_punto_control INT NOT NULL,</text:span></text:p>
      <text:p text:style-name="P27"><text:span text:style-name="T7">tarifa_operacion DOUBLE NOT NULL,</text:span></text:p>
      <text:p text:style-name="P27"><text:span text:style-name="T7">cantidad_paquetes INT NOT NULL,</text:span></text:p>
      <text:p text:style-name="P27"><text:span text:style-name="T7">Usuario VARCHAR(30) NOT NULL,</text:span></text:p>
      <text:p text:style-name="P27"><text:span text:style-name="T7">Ruta VARCHAR(30) NOT NULL,</text:span></text:p>
      <text:p text:style-name="P27"><text:span text:style-name="T7">Estado VARCHAR(10) NOT NULL,</text:span></text:p>
      <text:p text:style-name="P27"><text:span text:style-name="T7">Cola int not null,</text:span></text:p>
      <text:p text:style-name="P27"><text:span text:style-name="T7">CONSTRAINT PK_PUNTO_CONTROL PRIMARY KEY(Id_Punto_Control,Ruta),</text:span></text:p>
      <text:p text:style-name="P27"><text:span text:style-name="T7">CONSTRAINT FK_RUTA_IN_PUNTO_DE_CONTROL FOREIGN KEY (Ruta) REFERENCES RUTA(Nombre),</text:span></text:p>
      <text:p text:style-name="P27"><text:span text:style-name="T7">CONSTRAINT FK_USUARIO_IN_PUNTO_CONTROL FOREIGN KEY (Usuario) REFERENCES USUARIO(Usuario)</text:span></text:p>
      <text:p text:style-name="P27"><text:span text:style-name="T7">);</text:span></text:p>
      <text:p text:style-name="P27"><text:span text:style-name="T7"/></text:p>
      <text:p text:style-name="P27"><text:span text:style-name="T7">CREATE TABLE PAQUETE(</text:span></text:p>
      <text:p text:style-name="P27"><text:span text:style-name="T7">id_paquete INT NOT NULL AUTO_INCREMENT,</text:span></text:p>
      <text:p text:style-name="P27"><text:span text:style-name="T7">nit_cliente INT NOT NULL,</text:span></text:p>
      <text:p text:style-name="P27"><text:span text:style-name="T7">horas_en_ruta INT,</text:span></text:p>
      <text:p text:style-name="P27"><text:span text:style-name="T7">Estado VARCHAR(25) NOT NULL,</text:span></text:p>
      <text:p text:style-name="P27"><text:span text:style-name="T7">fecha_ingreso DATE NOT NULL,</text:span></text:p>
      <text:p text:style-name="P27"><text:span text:style-name="T7">fecha_recepcion DATE,</text:span></text:p>
      <text:p text:style-name="P27"><text:span text:style-name="T7">tarifa_Prioridad DOUBLE NOT NULL,</text:span></text:p>
      <text:p text:style-name="P27"><text:span text:style-name="T7">tarifa_libra DOUBLE NOT NULL,</text:span></text:p>
      <text:p text:style-name="P27"><text:span text:style-name="T7">tarifa_destino DOUBLE NOT NULL,</text:span></text:p>
      <text:p text:style-name="P27"><text:span text:style-name="T7">Peso INT NOT NULL,</text:span></text:p>
      <text:p text:style-name="P27"><text:span text:style-name="T7">Ruta VARCHAR (30) NULL,</text:span></text:p>
      <text:p text:style-name="P27"><text:span text:style-name="T7">Punto_control INT NULL,</text:span></text:p>
      <text:p text:style-name="P27"><text:span text:style-name="T7">Destino VARCHAR(30),</text:span></text:p>
      <text:p text:style-name="P27"><text:span text:style-name="T7">Costo int,</text:span></text:p>
      <text:p text:style-name="P27"><text:span text:style-name="T7">Ingreso int,</text:span></text:p>
      <text:p text:style-name="P27"><text:span text:style-name="T7">CONSTRAINT PK_PAQUETE PRIMARY KEY (Id_Paquete),</text:span></text:p>
      <text:p text:style-name="P27"><text:span text:style-name="T7">CONSTRAINT FK_RUTA_IN_PAQUETE FOREIGN KEY (Ruta) REFERENCES RUTA(Nombre),</text:span></text:p>
      <text:p text:style-name="P27"><text:span text:style-name="T7">CONSTRAINT FK_DESTINO_IN_PAQUETE FOREIGN KEY (Destino) REFERENCES DESTINO(nombre_destino),</text:span></text:p>
      <text:p text:style-name="P27"><text:span text:style-name="T7">CONSTRAINT FK_PUNTO_DE_CONTROL_IN_PAQUETE FOREIGN KEY (punto_control) REFERENCES PUNTO_DE_CONTROL(id_punto_control)</text:span></text:p>
      <text:p text:style-name="P27"><text:span text:style-name="T7">);</text:span></text:p>
      <text:p text:style-name="P27"><text:span text:style-name="T7"/></text:p>
      <text:p text:style-name="P27"><text:span text:style-name="T7">USE CONTROL_PAQUETES;</text:span></text:p>
      <text:p text:style-name="P27"><text:span text:style-name="T7"/></text:p>
      <text:p text:style-name="P28"><text:span text:style-name="T7">DIAGRAMA DE CLASES</text:span></text:p>
      <text:p text:style-name="P29"><text:span text:style-name="T7"/></text:p>
      <text:p text:style-name="P30"><text:span text:style-name="T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